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9.66cm"/>
    </style:style>
    <style:style style:name="gr2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689cm" fo:min-width="2.785cm"/>
    </style:style>
    <style:style style:name="gr3" style:family="graphic" style:parent-style-name="standard">
      <style:graphic-properties svg:stroke-color="#666666" draw:fill="solid" draw:fill-color="#cccccc" draw:textarea-horizontal-align="justify" draw:textarea-vertical-align="middle" draw:auto-grow-height="false" fo:min-height="5.653cm" fo:min-width="11.833cm"/>
    </style:style>
    <style:style style:name="gr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548cm" fo:min-width="1.694cm"/>
    </style:style>
    <style:style style:name="gr5" style:family="graphic" style:parent-style-name="standard">
      <style:graphic-properties svg:stroke-color="#666666" draw:fill="solid" draw:fill-color="#69ab69" draw:textarea-horizontal-align="justify" draw:textarea-vertical-align="middle" draw:auto-grow-height="false" fo:min-height="4.766cm" fo:min-width="6.479cm"/>
    </style:style>
    <style:style style:name="gr6" style:family="graphic" style:parent-style-name="standard">
      <style:graphic-properties svg:stroke-color="#004586" draw:textarea-horizontal-align="justify" draw:textarea-vertical-align="middle" draw:auto-grow-height="false" fo:min-height="1.153cm" fo:min-width="4.06cm"/>
    </style:style>
    <style:style style:name="gr7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154cm" fo:min-width="4.06cm"/>
    </style:style>
    <style:style style:name="gr8" style:family="graphic" style:parent-style-name="standard">
      <style:graphic-properties svg:stroke-color="#ffff66" draw:fill-color="#ffffcc" draw:textarea-horizontal-align="justify" draw:textarea-vertical-align="middle" draw:auto-grow-height="false" fo:min-height="0.942cm" fo:min-width="3.375cm"/>
    </style:style>
    <style:style style:name="gr9" style:family="graphic" style:parent-style-name="standard">
      <style:graphic-properties svg:stroke-color="#ffff66" draw:fill-color="#ffffcc" draw:textarea-horizontal-align="justify" draw:textarea-vertical-align="middle" draw:auto-grow-height="false" fo:min-height="0.941cm" fo:min-width="3.375cm"/>
    </style:style>
    <style:style style:name="gr10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0.942cm" fo:min-width="3.375cm"/>
    </style:style>
    <style:style style:name="gr11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153cm" fo:min-width="4.06cm"/>
    </style:style>
    <style:style style:name="gr12" style:family="graphic" style:parent-style-name="standard">
      <style:graphic-properties svg:stroke-color="#004586" draw:fill-color="#eeeeee" draw:textarea-horizontal-align="justify" draw:textarea-vertical-align="middle" draw:auto-grow-height="false" fo:min-height="1.153cm" fo:min-width="4.06cm"/>
    </style:style>
    <style:style style:name="gr13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4.766cm" fo:min-width="6.479cm"/>
    </style:style>
    <style:style style:name="gr14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7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2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83cm"/>
    </style:style>
    <style:style style:name="gr18" style:family="graphic" style:parent-style-name="objectwithoutfill">
      <style:graphic-properties draw:stroke="dash" draw:stroke-dash="Dashed_20__28_var_29_"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904cm"/>
    </style:style>
    <style:style style:name="gr20" style:family="graphic" style:parent-style-name="standard">
      <style:graphic-properties svg:stroke-width="0.035cm" svg:stroke-color="#cc00cc" draw:marker-start-width="0.252cm" draw:marker-end-width="0.252cm" draw:fill="none" draw:textarea-vertical-align="middle" draw:auto-grow-height="false" fo:min-height="1.312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32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svg:stroke-color="#ff6600" draw:fill-color="#ff9900" draw:textarea-horizontal-align="justify" draw:textarea-vertical-align="middle" draw:auto-grow-height="false" fo:min-height="1.44cm" fo:min-width="8.226cm"/>
    </style:style>
    <style:style style:name="gr24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5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2.748cm" fo:min-width="5.29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4.93cm"/>
    </style:style>
    <style:style style:name="gr27" style:family="graphic" style:parent-style-name="objectwithoutfill">
      <style:graphic-properties svg:stroke-width="0.457cm" svg:stroke-color="#729fc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8" style:family="graphic" style:parent-style-name="objectwithoutfill">
      <style:graphic-properties svg:stroke-width="0.457cm" svg:stroke-color="#ff9900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9" style:family="graphic" style:parent-style-name="objectwithoutfill">
      <style:graphic-properties svg:stroke-width="0.457cm" svg:stroke-color="#669933" draw:marker-start-width="0.882cm" draw:marker-end-width="0.882cm" draw:fill="none" draw:fill-color="#ff9900" draw:textarea-vertical-align="middle" fo:padding-top="0.35cm" fo:padding-bottom="0.35cm" fo:padding-left="0.475cm" fo:padding-right="0.475cm"/>
    </style:style>
    <style:style style:name="gr30" style:family="graphic" style:parent-style-name="objectwithoutfill">
      <style:graphic-properties svg:stroke-width="0.457cm" svg:stroke-color="#b2b2b2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1" style:family="graphic" style:parent-style-name="standard">
      <style:graphic-properties svg:stroke-color="#004586" draw:textarea-horizontal-align="justify" draw:textarea-vertical-align="middle" draw:auto-grow-height="false" fo:min-height="1.438cm" fo:min-width="8.226cm"/>
    </style:style>
    <style:style style:name="gr32" style:family="graphic" style:parent-style-name="standard">
      <style:graphic-properties svg:stroke-color="#ff6600" draw:fill="solid" draw:fill-color="#ff9900" draw:textarea-horizontal-align="justify" draw:textarea-vertical-align="middle" draw:auto-grow-height="false" fo:min-height="1.44cm" fo:min-width="8.2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02cm"/>
    </style:style>
    <style:style style:name="gr34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9cm" fo:min-width="8.226cm"/>
    </style:style>
    <style:style style:name="gr35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8cm" fo:min-width="8.226cm"/>
    </style:style>
    <style:style style:name="gr36" style:family="graphic" style:parent-style-name="standard">
      <style:graphic-properties svg:stroke-color="#666666" draw:fill-color="#dddddd" draw:textarea-horizontal-align="justify" draw:textarea-vertical-align="middle" draw:auto-grow-height="false" fo:min-height="1.438cm" fo:min-width="8.22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6.892cm"/>
    </style:style>
    <style:style style:name="gr38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cm" fo:min-width="9.632cm"/>
    </style:style>
    <style:style style:name="gr39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1cm" fo:min-width="9.632cm"/>
    </style:style>
    <style:style style:name="gr40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7.07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93cm"/>
    </style:style>
    <style:style style:name="gr42" style:family="graphic" style:parent-style-name="objectwithoutfill">
      <style:graphic-properties svg:stroke-width="0.457cm" svg:stroke-color="#99cc99" draw:marker-start-width="0.882cm" draw:marker-end-width="0.882cm" draw:fill="none" draw:textarea-vertical-align="middle" fo:padding-top="0.35cm" fo:padding-bottom="0.35cm" fo:padding-left="0.475cm" fo:padding-right="0.475cm"/>
    </style:style>
    <style:style style:name="gr43" style:family="graphic" style:parent-style-name="standard">
      <style:graphic-properties svg:stroke-color="#004586" draw:textarea-horizontal-align="justify" draw:textarea-vertical-align="middle" draw:auto-grow-height="false" fo:min-height="1.71cm" fo:min-width="9.632cm"/>
    </style:style>
    <style:style style:name="gr4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3.056cm"/>
    </style:style>
    <style:style style:name="gr45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0.841cm"/>
    </style:style>
    <style:style style:name="gr46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2.294cm"/>
    </style:style>
    <style:style style:name="gr47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8.39cm"/>
    </style:style>
    <style:style style:name="gr48" style:family="graphic" style:parent-style-name="standard">
      <style:graphic-properties svg:stroke-color="#004586" draw:textarea-horizontal-align="justify" draw:textarea-vertical-align="middle" draw:auto-grow-height="false" fo:min-height="1.267cm" fo:min-width="4.435cm"/>
    </style:style>
    <style:style style:name="gr49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268cm" fo:min-width="4.435cm"/>
    </style:style>
    <style:style style:name="gr50" style:family="graphic" style:parent-style-name="standard">
      <style:graphic-properties svg:stroke-color="#ffff66" draw:fill-color="#ffffcc" draw:textarea-horizontal-align="justify" draw:textarea-vertical-align="middle" draw:auto-grow-height="false" fo:min-height="1.267cm" fo:min-width="4.435cm"/>
    </style:style>
    <style:style style:name="gr51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1.268cm" fo:min-width="4.435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55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037cm"/>
    </style:style>
    <style:style style:name="gr57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268cm" fo:min-width="4.435cm"/>
    </style:style>
    <style:style style:name="gr58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1.034cm"/>
    </style:style>
    <style:style style:name="gr59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9.86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09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6600" fo:font-size="18pt"/>
    </style:style>
    <style:style style:name="P6" style:family="paragraph">
      <loext:graphic-properties draw:fill="solid" draw:fill-color="#69ab69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solid" draw:fill-color="#99cc66"/>
      <style:paragraph-properties fo:text-align="center"/>
      <style:text-properties fo:font-size="18pt"/>
    </style:style>
    <style:style style:name="P9" style:family="paragraph">
      <loext:graphic-properties draw:fill-color="#ffffcc"/>
      <style:paragraph-properties fo:text-align="center"/>
      <style:text-properties fo:font-size="18pt"/>
    </style:style>
    <style:style style:name="P10" style:family="paragraph">
      <loext:graphic-properties draw:fill="solid" draw:fill-color="#729fcf"/>
      <style:paragraph-properties fo:text-align="center"/>
      <style:text-properties fo:font-size="18pt"/>
    </style:style>
    <style:style style:name="P11" style:family="paragraph">
      <loext:graphic-properties draw:fill="solid" draw:fill-color="#ff9900"/>
      <style:paragraph-properties fo:text-align="center"/>
      <style:text-properties fo:font-size="18pt"/>
    </style:style>
    <style:style style:name="P12" style:family="paragraph">
      <loext:graphic-properties draw:fill-color="#eeeeee"/>
      <style:paragraph-properties fo:text-align="center"/>
      <style:text-properties fo:font-size="18pt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808080"/>
    </style:style>
    <style:style style:name="P16" style:family="paragraph">
      <loext:graphic-properties draw:fill="none" draw:fill-color="#ffffff"/>
      <style:text-properties fo:color="#990099"/>
    </style:style>
    <style:style style:name="P17" style:family="paragraph">
      <loext:graphic-properties draw:fill-color="#ffffff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none" draw:fill-color="#ff9900"/>
      <style:paragraph-properties fo:text-align="center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99cc66"/>
      <style:paragraph-properties fo:text-align="center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loext:graphic-properties draw:fill="solid" draw:fill-color="#99cc99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solid" draw:fill-color="#dddddd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6600"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color="#808080"/>
    </style:style>
    <style:style style:name="T6" style:family="text">
      <style:text-properties fo:color="#808080" fo:font-style="italic" style:font-style-asian="italic" style:font-style-complex="italic"/>
    </style:style>
    <style:style style:name="T7" style:family="text">
      <style:text-properties fo:color="#808080" fo:font-style="normal" style:font-style-asian="normal" style:font-style-complex="normal"/>
    </style:style>
    <style:style style:name="T8" style:family="text">
      <style:text-properties fo:color="#990099" fo:font-size="11pt" style:font-size-asian="11pt" style:font-size-complex="11pt"/>
    </style:style>
    <style:style style:name="T9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cc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16cm" svg:height="2.032cm" svg:x="16.941cm" svg:y="2.692cm">
          <draw:text-box>
            <text:p text:style-name="P1"><text:span text:style-name="T1">Reposito</text:span><text:span text:style-name="T1">ry </text:span><text:span text:style-name="T1">Hierarch</text:span><text:span text:style-name="T1">y</text:span></text:p>
          </draw:text-box>
        </draw:frame>
        <draw:custom-shape draw:style-name="gr2" draw:text-style-name="P3" draw:layer="layout" svg:width="3.285cm" svg:height="0.939cm" svg:x="5.918cm" svg:y="1.015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2.333cm" svg:height="5.903cm" svg:x="1.531cm" svg:y="2.0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94cm" svg:height="0.798cm" svg:x="22.788cm" svg:y="14.294cm">
          <text:p text:style-name="P1"><text:span text:style-name="T3">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6.979cm" svg:height="5.016cm" svg:x="20.196cm" svg:y="15.2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1cm" svg:height="1.553cm" draw:transform="rotate (1.5707963267949) translate (4.424cm 7.318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71cm" svg:height="1.554cm" draw:transform="rotate (1.5707963267949) translate (6.755cm 7.318cm)">
          <text:p text:style-name="P1"><text:span text:style-name="T4">release/4.</text:span><text:span text:style-name="T4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71cm" svg:height="1.554cm" draw:transform="rotate (1.5707963267949) translate (9.086cm 7.318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003cm" svg:height="1.32cm" draw:transform="rotate (1.5707963267949) translate (23.033cm 19.742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03cm" svg:height="1.319cm" draw:transform="rotate (1.5707963267949) translate (25.015cm 19.742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4.003cm" svg:height="1.32cm" draw:transform="rotate (1.5707963267949) translate (21.052cm 19.742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4.71cm" svg:height="1.553cm" draw:transform="rotate (1.5707963267949) translate (11.398cm 7.318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4.71cm" svg:height="1.553cm" draw:transform="rotate (1.5707963267949) translate (2.124cm 7.318cm)">
          <text:p text:style-name="P1"><text:span text:style-name="T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194cm" svg:height="0.798cm" svg:x="13.288cm" svg:y="9.195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2" draw:id="id2" draw:layer="layout" svg:width="6.979cm" svg:height="5.016cm" svg:x="10.696cm" svg:y="10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003cm" svg:height="1.32cm" draw:transform="rotate (1.5707963267949) translate (13.533cm 14.643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03cm" svg:height="1.319cm" draw:transform="rotate (1.5707963267949) translate (15.515cm 14.643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4.003cm" svg:height="1.32cm" draw:transform="rotate (1.5707963267949) translate (11.552cm 14.643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4" draw:layer="layout" svg:x1="7.697cm" svg:y1="7.971cm" svg:x2="10.696cm" svg:y2="12.615cm" draw:start-shape="id1" draw:start-glue-point="2" draw:end-shape="id2" draw:end-glue-point="3" svg:d="M7697 7971v4644h2999" svg:viewBox="0 0 3000 4645">
          <text:p/>
        </draw:connector>
        <draw:connector draw:style-name="gr14" draw:text-style-name="P14" draw:layer="layout" svg:x1="14.185cm" svg:y1="15.123cm" svg:x2="20.196cm" svg:y2="17.714cm" draw:start-shape="id2" draw:start-glue-point="2" draw:end-shape="id3" svg:d="M14185 15123v2591h6011" svg:viewBox="0 0 6012 2592">
          <text:p/>
        </draw:connector>
        <draw:frame draw:style-name="gr15" draw:text-style-name="P15" draw:layer="layout" svg:width="8.198cm" svg:height="3.766cm" svg:x="1.285cm" svg:y="16.226cm">
          <draw:text-box>
            <text:p><text:span text:style-name="T5">“</text:span><text:span text:style-name="T5">JIRA” branches are for:</text:span></text:p>
            <text:p><text:span text:style-name="T5">- stories</text:span></text:p>
            <text:p><text:span text:style-name="T5">- bugs</text:span></text:p>
            <text:p><text:span text:style-name="T5">- tasks</text:span></text:p>
            <text:p><text:span text:style-name="T5">- subtasks</text:span></text:p>
          </draw:text-box>
        </draw:frame>
        <draw:frame draw:style-name="gr16" draw:text-style-name="P15" xml:id="id5" draw:id="id5" draw:layer="layout" svg:width="5.747cm" svg:height="1.657cm" svg:x="20.634cm" svg:y="10.134cm">
          <draw:text-box>
            <text:p><text:span text:style-name="T5">Fork of </text:span><text:span text:style-name="T6">upstream</text:span></text:p>
            <text:p><text:span text:style-name="T7">for each developer</text:span></text:p>
          </draw:text-box>
        </draw:frame>
        <draw:frame draw:style-name="gr17" draw:text-style-name="P15" xml:id="id4" draw:id="id4" draw:layer="layout" svg:width="4.583cm" svg:height="0.954cm" svg:x="12.596cm" svg:y="19.086cm">
          <draw:text-box>
            <text:p><text:span text:style-name="T5">Clone of </text:span><text:span text:style-name="T6">origin</text:span></text:p>
          </draw:text-box>
        </draw:frame>
        <draw:connector draw:style-name="gr18" draw:text-style-name="P14" draw:layer="layout" draw:type="line" svg:x1="17.179cm" svg:y1="19.563cm" svg:x2="19.602cm" svg:y2="19.119cm" draw:start-shape="id4" draw:start-glue-point="1" svg:d="M17179 19563l2423-444" svg:viewBox="0 0 2424 445">
          <text:p/>
        </draw:connector>
        <draw:connector draw:style-name="gr18" draw:text-style-name="P14" draw:layer="layout" draw:type="line" svg:x1="20.634cm" svg:y1="10.962cm" svg:x2="18.288cm" svg:y2="10.982cm" draw:start-shape="id5" draw:start-glue-point="3" svg:d="M20634 10962l-2346 20" svg:viewBox="0 0 2347 21">
          <text:p/>
        </draw:connector>
        <draw:frame draw:style-name="gr19" draw:text-style-name="P15" xml:id="id6" draw:id="id6" draw:layer="layout" svg:width="10.404cm" svg:height="0.954cm" svg:x="16.935cm" svg:y="6.034cm">
          <draw:text-box>
            <text:p><text:span text:style-name="T5">Authoritative copy of the code base</text:span></text:p>
          </draw:text-box>
        </draw:frame>
        <draw:connector draw:style-name="gr18" draw:text-style-name="P14" draw:layer="layout" draw:type="line" svg:x1="16.935cm" svg:y1="6.511cm" svg:x2="14.51cm" svg:y2="6.141cm" draw:start-shape="id6" draw:start-glue-point="3" svg:d="M16935 6511l-2425-370" svg:viewBox="0 0 2426 371">
          <text:p/>
        </draw:connector>
        <draw:custom-shape draw:style-name="gr20" draw:text-style-name="P14" draw:layer="layout" svg:width="0.682cm" svg:height="1.648cm" draw:transform="rotate (1.5707963267949) translate (14.461cm 15.4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6" draw:layer="layout" svg:width="3.732cm" svg:height="0.683cm" svg:x="14.576cm" svg:y="15.376cm">
          <draw:text-box>
            <text:p><text:span text:style-name="T8">Tracking Branches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0.16cm" svg:height="2.032cm" svg:x="8.92cm" svg:y="1.778cm">
          <draw:text-box>
            <text:p text:style-name="P1"><text:span text:style-name="T1">Upstream Repository</text:span></text:p>
            <text:p text:style-name="P1"><text:span text:style-name="T9">upstream</text:span></text:p>
          </draw:text-box>
        </draw:frame>
        <draw:custom-shape draw:style-name="gr23" draw:text-style-name="P18" draw:layer="layout" svg:width="8.908cm" svg:height="1.872cm" draw:transform="rotate (1.5707963267949) translate (13.255cm 15.7cm)">
          <text:p text:style-name="P1">epic/JIRA-46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0.355cm" svg:height="0.357cm" svg:x="21.249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355cm" svg:height="0.357cm" svg:x="22.091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357cm" svg:height="0.356cm" svg:x="22.933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5.842cm" svg:height="3.048cm" svg:x="21.282cm" svg:y="17.064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43cm" svg:height="3.386cm" svg:x="22.571cm" svg:y="17.18cm">
          <draw:text-box>
            <text:p><text:span text:style-name="T10">Master</text:span></text:p>
            <text:p><text:span text:style-name="T10">development</text:span></text:p>
            <text:p><text:span text:style-name="T10">epic</text:span></text:p>
            <text:p><text:span text:style-name="T10">release</text:span></text:p>
          </draw:text-box>
        </draw:frame>
        <draw:line draw:style-name="gr27" draw:text-style-name="P14" draw:layer="layout" svg:x1="21.79cm" svg:y1="18.174cm" svg:x2="22.552cm" svg:y2="18.174cm">
          <text:p/>
        </draw:line>
        <draw:line draw:style-name="gr28" draw:text-style-name="P14" draw:layer="layout" svg:x1="21.79cm" svg:y1="18.866cm" svg:x2="22.552cm" svg:y2="18.866cm">
          <text:p/>
        </draw:line>
        <draw:line draw:style-name="gr29" draw:text-style-name="P20" draw:layer="layout" svg:x1="21.79cm" svg:y1="19.512cm" svg:x2="22.552cm" svg:y2="19.512cm">
          <text:p/>
        </draw:line>
        <draw:line draw:style-name="gr30" draw:text-style-name="P14" draw:layer="layout" svg:x1="21.79cm" svg:y1="17.574cm" svg:x2="22.552cm" svg:y2="17.574cm">
          <text:p/>
        </draw:line>
        <draw:custom-shape draw:style-name="gr31" draw:text-style-name="P1" draw:layer="layout" svg:width="8.908cm" svg:height="1.87cm" draw:transform="rotate (1.5707963267949) translate (7.644cm 15.7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8.908cm" svg:height="1.872cm" draw:transform="rotate (1.5707963267949) translate (10.449cm 15.7cm)">
          <text:p text:style-name="P1">epic/JIRA-12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4.064cm" svg:y="19.05cm">
          <draw:text-box>
            <text:p><text:span text:style-name="T5">JIRA = Project Abbreviation</text:span></text:p>
          </draw:text-box>
        </draw:frame>
        <draw:custom-shape draw:style-name="gr34" draw:text-style-name="P22" draw:layer="layout" svg:width="8.908cm" svg:height="1.871cm" draw:transform="rotate (1.5707963267949) translate (16.016cm 15.7cm)">
          <text:p text:style-name="P1">release/4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8.908cm" svg:height="1.87cm" draw:transform="rotate (1.5707963267949) translate (18.822cm 15.7cm)">
          <text:p text:style-name="P1">release/4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8.908cm" svg:height="1.87cm" draw:transform="rotate (1.5707963267949) translate (4.845cm 15.7cm)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2" draw:layer="layout" svg:width="13.968cm" svg:height="10.476cm" svg:x="3.81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7" draw:text-style-name="P2" draw:layer="layout" svg:width="7.392cm" svg:height="2.032cm" svg:x="10.304cm" svg:y="1.078cm">
          <draw:text-box>
            <text:p text:style-name="P1"><text:span text:style-name="T1">Developer Fork</text:span></text:p>
            <text:p text:style-name="P1"><text:span text:style-name="T9">origin</text:span></text:p>
          </draw:text-box>
        </draw:frame>
        <draw:custom-shape draw:style-name="gr38" draw:text-style-name="P24" draw:layer="layout" svg:width="10.344cm" svg:height="2.172cm" draw:transform="rotate (1.5707963267949) translate (7.871cm 15.289cm)">
          <text:p text:style-name="P1">JIRA-37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4" draw:layer="layout" svg:width="10.344cm" svg:height="2.173cm" draw:transform="rotate (1.5707963267949) translate (11.128cm 15.289cm)">
          <text:p text:style-name="P1">JIRA-654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0.414cm" svg:height="0.413cm" svg:x="14.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414cm" svg:height="0.414cm" svg:x="15.5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413cm" svg:height="0.414cm" svg:x="16.537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0" draw:text-style-name="P13" draw:layer="layout" svg:width="7.62cm" svg:height="2.286cm" svg:x="19.304cm" svg:y="17.826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9" draw:layer="layout" svg:width="5.43cm" svg:height="1.524cm" svg:x="21.147cm" svg:y="18.172cm">
            <draw:text-box>
              <text:p><text:span text:style-name="T10">Reference only</text:span></text:p>
              <text:p><text:span text:style-name="T10">Active development</text:span></text:p>
            </draw:text-box>
          </draw:frame>
          <draw:line draw:style-name="gr27" draw:text-style-name="P14" draw:layer="layout" svg:x1="20.066cm" svg:y1="18.566cm" svg:x2="20.828cm" svg:y2="18.566cm">
            <text:p/>
          </draw:line>
          <draw:line draw:style-name="gr42" draw:text-style-name="P14" draw:layer="layout" svg:x1="20.066cm" svg:y1="19.266cm" svg:x2="20.828cm" svg:y2="19.266cm">
            <text:p/>
          </draw:line>
        </draw:g>
        <draw:custom-shape draw:style-name="gr43" draw:text-style-name="P1" draw:layer="layout" svg:width="10.344cm" svg:height="2.172cm" draw:transform="rotate (1.5707963267949) translate (4.613cm 15.289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2.286cm" svg:y="17.78cm">
          <draw:text-box>
            <text:p><text:span text:style-name="T5">JIRA = Project Abbreviation</text:span></text:p>
          </draw:text-box>
        </draw:frame>
        <draw:frame draw:style-name="gr15" draw:text-style-name="P25" draw:layer="layout" svg:width="8.198cm" svg:height="3.766cm" svg:x="18.408cm" svg:y="10.369cm">
          <draw:text-box>
            <text:p>“JIRA” branches are for:</text:p>
            <text:p>- stories</text:p>
            <text:p>- bugs</text:p>
            <text:p>- tasks</text:p>
            <text:p>- subtasks</text:p>
          </draw:text-box>
        </draw:frame>
        <presentation:notes draw:style-name="dp2">
          <draw:page-thumbnail draw:style-name="gr22" draw:layer="layout" svg:width="13.968cm" svg:height="10.476cm" svg:x="3.81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4" draw:text-style-name="P3" draw:layer="layout" svg:width="3.556cm" svg:height="1.016cm" svg:x="5.818cm" svg:y="4.9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11.341cm" svg:height="6.39cm" svg:x="1.888cm" svg:y="6.1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794cm" svg:height="1.016cm" svg:x="19.304cm" svg:y="5.2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6" draw:layer="layout" svg:width="8.89cm" svg:height="6.39cm" svg:x="16.002cm" svg:y="6.25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xml:id="id7" draw:id="id7" draw:layer="layout" svg:width="5.099cm" svg:height="1.681cm" draw:transform="rotate (1.5707963267949) translate (3.01cm 11.8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5.533cm 11.8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8.057cm 11.8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xml:id="id8" draw:id="id8" draw:layer="layout" svg:width="5.099cm" svg:height="1.681cm" draw:transform="rotate (1.5707963267949) translate (19.616cm 12.0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5.099cm" svg:height="1.681cm" draw:transform="rotate (1.5707963267949) translate (22.14cm 12.0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draw:layer="layout" svg:width="5.099cm" svg:height="1.682cm" draw:transform="rotate (1.5707963267949) translate (17.092cm 12.0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4" draw:layer="layout" draw:line-skew="1.765cm" svg:x1="3.85cm" svg:y1="11.801cm" svg:x2="20.456cm" svg:y2="12.036cm" draw:start-shape="id7" draw:start-glue-point="3" draw:end-shape="id8" draw:end-glue-point="3" svg:d="M3850 11801v2501h16606v-2266" svg:viewBox="0 0 16607 2502">
          <text:p/>
        </draw:connector>
        <draw:frame draw:style-name="gr53" draw:text-style-name="P25" draw:layer="layout" svg:width="5.362cm" svg:height="0.962cm" svg:x="11.366cm" svg:y="13.352cm">
          <draw:text-box>
            <text:p>1) <text:s/>ghNJBD 1234</text:p>
          </draw:text-box>
        </draw:frame>
        <draw:frame draw:style-name="gr54" draw:text-style-name="P25" draw:layer="layout" svg:width="3.918cm" svg:height="0.962cm" svg:x="11.464cm" svg:y="15.152cm">
          <draw:text-box>
            <text:p>2) <text:s/>ghUBUD</text:p>
          </draw:text-box>
        </draw:frame>
        <draw:frame draw:style-name="gr54" draw:text-style-name="P25" draw:layer="layout" svg:width="3.918cm" svg:height="0.962cm" svg:x="11.464cm" svg:y="17.252cm">
          <draw:text-box>
            <text:p>3) <text:s/>ghNPRD</text:p>
          </draw:text-box>
        </draw:frame>
        <draw:connector draw:style-name="gr55" draw:text-style-name="P14" draw:layer="layout" draw:line-skew="0.895cm" svg:x1="3.901cm" svg:y1="16.602cm" svg:x2="20.507cm" svg:y2="16.837cm" svg:d="M3901 16602v1631h16606v-1396" svg:viewBox="0 0 16607 1632">
          <text:p/>
        </draw:connector>
        <draw:frame draw:style-name="gr56" draw:text-style-name="P2" draw:layer="layout" svg:width="21.537cm" svg:height="1.276cm" svg:x="3.232cm" svg:y="1.524cm">
          <draw:text-box>
            <text:p text:style-name="P1"><text:span text:style-name="T1">Working with the upstream </text:span><text:span text:style-name="T11">development</text:span><text:span text:style-name="T1"> branch</text:span></text:p>
          </draw:text-box>
        </draw:frame>
        <draw:connector draw:style-name="gr52" draw:text-style-name="P14" draw:layer="layout" draw:line-skew="1.105cm" svg:x1="3.908cm" svg:y1="14.709cm" svg:x2="20.522cm" svg:y2="14.549cm" svg:d="M3908 14709v1606h16614v-1766" svg:viewBox="0 0 16615 1767">
          <text:p/>
        </draw:connector>
        <draw:custom-shape draw:style-name="gr57" draw:text-style-name="P11" draw:layer="layout" svg:width="5.099cm" svg:height="1.682cm" draw:transform="rotate (1.5707963267949) translate (10.559cm 11.8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18.964cm" svg:y="19.45cm">
          <draw:text-box>
            <text:p><text:span text:style-name="T5">JIRA = Project Abbreviation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4" draw:text-style-name="P3" draw:layer="layout" svg:width="3.556cm" svg:height="1.016cm" svg:x="5.5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11.534cm" svg:height="6.39cm" svg:x="1.478cm" svg:y="5.94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794cm" svg:height="1.016cm" svg:x="19.904cm" svg:y="4.9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6" draw:layer="layout" svg:width="10.365cm" svg:height="6.39cm" svg:x="16.11cm" svg:y="5.9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5.099cm" svg:height="1.681cm" draw:transform="rotate (1.5707963267949) translate (2.7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5.233cm 11.7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7.7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4" draw:layer="layout" draw:line-skew="1.765cm" svg:x1="11.124cm" svg:y1="11.701cm" svg:x2="25.017cm" svg:y2="11.936cm" svg:d="M11124 11701v2501h13893v-2266" svg:viewBox="0 0 13894 2502">
          <text:p/>
        </draw:connector>
        <draw:frame draw:style-name="gr60" draw:text-style-name="P25" draw:layer="layout" svg:width="6.911cm" svg:height="0.962cm" svg:x="14.746cm" svg:y="13.152cm">
          <draw:text-box>
            <text:p>1) <text:s/>ghNJBE 5678 4665</text:p>
          </draw:text-box>
        </draw:frame>
        <draw:connector draw:style-name="gr52" draw:text-style-name="P14" draw:layer="layout" draw:line-skew="0.457cm" svg:x1="11.09cm" svg:y1="14.736cm" svg:x2="25.056cm" svg:y2="14.982cm" svg:d="M11090 14736v1204h13966v-958" svg:viewBox="0 0 13967 1205">
          <text:p/>
        </draw:connector>
        <draw:frame draw:style-name="gr61" draw:text-style-name="P25" draw:layer="layout" svg:width="5.468cm" svg:height="0.962cm" svg:x="14.829cm" svg:y="14.852cm">
          <draw:text-box>
            <text:p>2) <text:s/>ghUBUE 4665</text:p>
          </draw:text-box>
        </draw:frame>
        <draw:frame draw:style-name="gr61" draw:text-style-name="P25" draw:layer="layout" svg:width="5.468cm" svg:height="0.962cm" svg:x="14.829cm" svg:y="16.952cm">
          <draw:text-box>
            <text:p>3) <text:s/>ghNPRE 4665</text:p>
          </draw:text-box>
        </draw:frame>
        <draw:connector draw:style-name="gr55" draw:text-style-name="P14" draw:layer="layout" draw:line-skew="0.895cm" svg:x1="11.166cm" svg:y1="16.302cm" svg:x2="25.06cm" svg:y2="16.537cm" svg:d="M11166 16302v1631h13894v-1396" svg:viewBox="0 0 13895 1632">
          <text:p/>
        </draw:connector>
        <draw:frame draw:style-name="gr62" draw:text-style-name="P2" draw:layer="layout" svg:width="19.594cm" svg:height="1.276cm" svg:x="5.132cm" svg:y="1.424cm">
          <draw:text-box>
            <text:p text:style-name="P1"><text:span text:style-name="T1">Working with an upstream </text:span><text:span text:style-name="T11">Epic</text:span><text:span text:style-name="T1"> branch</text:span></text:p>
          </draw:text-box>
        </draw:frame>
        <draw:custom-shape draw:style-name="gr50" draw:text-style-name="P9" draw:layer="layout" svg:width="5.099cm" svg:height="1.681cm" draw:transform="rotate (1.5707963267949) translate (19.217cm 11.7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5.099cm" svg:height="1.681cm" draw:transform="rotate (1.5707963267949) translate (21.741cm 11.7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draw:layer="layout" svg:width="5.099cm" svg:height="1.682cm" draw:transform="rotate (1.5707963267949) translate (16.693cm 11.7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5.099cm" svg:height="1.682cm" draw:transform="rotate (1.5707963267949) translate (10.3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0.664cm" svg:y="19.45cm">
          <draw:text-box>
            <text:p><text:span text:style-name="T5">JIRA = Project Abbreviation</text:span></text:p>
          </draw:text-box>
        </draw:frame>
        <draw:custom-shape draw:style-name="gr50" draw:text-style-name="P9" draw:layer="layout" svg:width="5.099cm" svg:height="1.681cm" draw:transform="rotate (1.5707963267949) translate (24.241cm 11.736cm)">
          <text:p text:style-name="P1"><text:span text:style-name="T4">JIRA-326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2" draw:layer="layout" svg:width="13.968cm" svg:height="10.476cm" svg:x="3.81cm" svg:y="2.123cm" draw:page-number="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44" draw:text-style-name="P3" draw:layer="layout" svg:width="3.556cm" svg:height="1.016cm" svg:x="5.8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11.534cm" svg:height="6.39cm" svg:x="1.778cm" svg:y="5.94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794cm" svg:height="1.016cm" svg:x="19.304cm" svg:y="5.1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6" draw:layer="layout" svg:width="8.89cm" svg:height="6.39cm" svg:x="16.51cm" svg:y="6.1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5.099cm" svg:height="1.681cm" draw:transform="rotate (1.5707963267949) translate (3.0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5.533cm 11.7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8.0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4" draw:layer="layout" draw:line-skew="1.765cm" svg:x1="8.924cm" svg:y1="11.701cm" svg:x2="22.817cm" svg:y2="11.936cm" svg:d="M8924 11701v2501h13893v-2266" svg:viewBox="0 0 13894 2502">
          <text:p/>
        </draw:connector>
        <draw:frame draw:style-name="gr63" draw:text-style-name="P25" draw:layer="layout" svg:width="6.42cm" svg:height="0.962cm" svg:x="12.546cm" svg:y="13.152cm">
          <draw:text-box>
            <text:p>1) <text:s/>ghNJBR 5678 4.1</text:p>
          </draw:text-box>
        </draw:frame>
        <draw:connector draw:style-name="gr52" draw:text-style-name="P14" draw:layer="layout" draw:line-skew="0.457cm" svg:x1="8.89cm" svg:y1="14.736cm" svg:x2="22.856cm" svg:y2="14.982cm" svg:d="M8890 14736v1204h13966v-958" svg:viewBox="0 0 13967 1205">
          <text:p/>
        </draw:connector>
        <draw:frame draw:style-name="gr64" draw:text-style-name="P25" draw:layer="layout" svg:width="4.977cm" svg:height="0.962cm" svg:x="12.629cm" svg:y="14.852cm">
          <draw:text-box>
            <text:p>2) <text:s/>ghUBUR 4.1</text:p>
          </draw:text-box>
        </draw:frame>
        <draw:frame draw:style-name="gr64" draw:text-style-name="P25" draw:layer="layout" svg:width="4.977cm" svg:height="0.962cm" svg:x="12.629cm" svg:y="16.952cm">
          <draw:text-box>
            <text:p>3) <text:s/>ghNPRR 4.1</text:p>
          </draw:text-box>
        </draw:frame>
        <draw:connector draw:style-name="gr55" draw:text-style-name="P14" draw:layer="layout" draw:line-skew="0.895cm" svg:x1="8.966cm" svg:y1="16.302cm" svg:x2="22.86cm" svg:y2="16.537cm" svg:d="M8966 16302v1631h13894v-1396" svg:viewBox="0 0 13895 1632">
          <text:p/>
        </draw:connector>
        <draw:frame draw:style-name="gr62" draw:text-style-name="P2" draw:layer="layout" svg:width="19.594cm" svg:height="1.276cm" svg:x="4.532cm" svg:y="1.524cm">
          <draw:text-box>
            <text:p text:style-name="P1"><text:span text:style-name="T1">Working with an upstream </text:span><text:span text:style-name="T11">Release</text:span><text:span text:style-name="T1"> branch</text:span></text:p>
          </draw:text-box>
        </draw:frame>
        <draw:custom-shape draw:style-name="gr50" draw:text-style-name="P9" draw:layer="layout" svg:width="5.099cm" svg:height="1.681cm" draw:transform="rotate (1.5707963267949) translate (19.617cm 11.9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5.099cm" svg:height="1.681cm" draw:transform="rotate (1.5707963267949) translate (22.141cm 11.9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draw:layer="layout" svg:width="5.099cm" svg:height="1.682cm" draw:transform="rotate (1.5707963267949) translate (17.093cm 11.9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5.099cm" svg:height="1.682cm" draw:transform="rotate (1.5707963267949) translate (10.6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1.064cm" svg:y="19.45cm">
          <draw:text-box>
            <text:p><text:span text:style-name="T5">JIRA = Project Abbreviation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5:55:17.123178531</meta:creation-date>
    <dc:date>2017-11-09T11:32:42.103147231</dc:date>
    <meta:editing-duration>P10DT23H57M38S</meta:editing-duration>
    <meta:editing-cycles>72</meta:editing-cycles>
    <meta:generator>LibreOffice/5.3.1.2$Linux_X86_64 LibreOffice_project/30m0$Build-2</meta:generator>
    <meta:print-date>2017-11-07T17:31:25.977184910</meta:print-date>
    <meta:document-statistic meta:object-count="151"/>
  </office:meta>
</office:document-meta>
</file>